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7.47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7"><text:span text:style-name="T1"><text:s text:c="5"/></text:span><text:span text:style-name="T1"><text:placeholder text:placeholder-type="text" text:description="o.partner_id.street3">&lt;get_state_country(o.partner_id)&gt;</text:placeholder></text:span></text:p>
            <text:p text:style-name="P14"><text:s text:c="5"/></text:p>
            <text:p text:style-name="P14"><text:s text:c="5"/></text:p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5"><text:placeholder text:placeholder-type="text" text:description="o.partner_id.name">&lt;(o.cons_loca and o.cons_loca.name or '').upper()&gt;</text:placeholder></text:p>
            <text:p text:style-name="P15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5"><text:placeholder text:placeholder-type="text" text:description="o.partner_id.name">&lt;get_s3(o.cons_loca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5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><text:placeholder text:placeholder-type="text">&lt;o.country_dest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TUTICORIN INDIA</text:p>
          </table:table-cell>
          <table:table-cell table:style-name="Table1.A1" table:number-rows-spanned="2" table:number-columns-spanned="4" office:value-type="string">
            <text:p text:style-name="P7"><text:s text:c="37"/><text:placeholder text:placeholder-type="text">&lt;o.sale_id.incoterms_id.code or ''&gt;</text:placeholder> <text:placeholder text:placeholder-type="text">&lt;o.tod_place or ''&gt;</text:placeholder> <text:placeholder text:placeholder-type="text">&lt;o.payment_term and o.payment_term.name or ''&gt;</text:placeholder></text:p>
            <text:p text:style-name="P7"><text:s text:c="2"/></text:p>
            <text:p text:style-name="P7"><text:s text:c="9"/>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3"><text:placeholder text:placeholder-type="text">&lt;o.disc_goods or ""&gt;</text:placeholder></text:p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6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FREIGHT:</text:p>
            <text:p text:style-name="P9">INSURANCE:</text:p>
            <text:p text:style-name="P9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/KG</text:p>
            <text:p text:style-name="P10"><text:placeholder text:placeholder-type="text">&lt;get_ins(line.insurance)&gt;</text:placeholder>/KG</text:p>
            <text:p text:style-name="P10"><text:placeholder text:placeholder-type="text">&lt;line.others&gt;</text:placeholder>0000/KG</text:p>
          </table:table-cell>
          <table:covered-table-cell/>
          <table:table-cell table:style-name="Table1.G11" office:value-type="float" office:value="0">
            <text:p text:style-name="P2"><text:placeholder text:placeholder-type="text">&lt;frt(line.quantity,line.freight)&gt;</text:placeholder></text:p>
            <text:p text:style-name="P10"><text:placeholder text:placeholder-type="text">&lt;round(line.insurance*(line.quantity),2)&gt;</text:placeholder>0</text:p>
            <text:p text:style-name="P10"><text:placeholder text:placeholder-type="text">&lt;round(line.others*line.quantity,2)&gt;</text:placeholder>0</text:p>
            <text:p text:style-name="P12"/>
            <text:p text:style-name="P12"/>
            <text:p text:style-name="P12"/>
          </table:table-cell>
        </table:table-row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3"><text:placeholder text:placeholder-type="text">&lt;(amount_to_text(get_total_amount(o.invoice_line), o.currency_id)).upper() or ''&gt;</text:placeholder> <text:s text:c="2"/></text:p>
            <text:p text:style-name="P13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placeholder text:placeholder-type="text">&lt;get_total_kgs(o.invoice_line)&gt;</text:placeholder>/K<text:soft-page-break/>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,o.other_charges)">&lt;get_total_amount(o.invoice_line)&gt;</text:placeholder><text:soft-page-break/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3"><text:s text:c="14"/></text:p>
            <text:p text:style-name="P13"><text:s text:c="13"/><text:placeholder text:placeholder-type="text">&lt;o.epcg_no&gt;</text:placeholder></text:p>
            <text:p text:style-name="P13"><text:s text:c="13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6-03-14T18:02:25</dc:date>
    <meta:editing-duration>PT17H1M46S</meta:editing-duration>
    <meta:editing-cycles>358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6" meta:word-count="150" meta:character-count="1950" meta:non-whitespace-character-count="1601"/>
  </office:meta>
</office:document-meta>
</file>